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3.453cm"/>
    </style:style>
    <style:style style:name="co3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3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color="#000000" style:font-name="Calibri" fo:font-size="11pt" style:font-name-asian="Calibri" style:font-size-asian="11pt" style:font-name-complex="Calibri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number-columns-repeated="16375" table:default-cell-style-name="ce1"/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dimredu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lag (window)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 kwg</text:p>
          </table:table-cell>
          <table:table-cell office:value-type="string" calcext:value-type="string">
            <text:p>fs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5;wd=0.001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wd=0.001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wd=0.001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1;wd=0.001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1_01_0.1_0.0;X_LeRELU_LeRELU_LeRELU;MSELoss;ADAMAX=0.05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2_02_0.2_0.0;X_LeRELU_LeRELU_LeRELU;MSELoss;ADAMAX=0.05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1_01_0.1_0.0;X_LeRELU_LeRELU_LeRELU;MSELoss;ADAMAX=0.01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2_02_0.2_0.0;X_LeRELU_LeRELU_LeRELU;MSELoss;ADAMAX=0.01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MISH_MISH;MSELoss;ADAMAX=0.05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MISH_MISH_MISH;MSELoss;ADAMAX=0.05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MISH_MISH;MSELoss;ADAMAX=0.05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MISH_MISH_MISH;MSELoss;ADAMAX=0.01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W=0.05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W=0.05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W=0.05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W=0.01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L1Loss;ADAMAX=0.05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L1Loss;ADAMAX=0.05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L1Loss;ADAMAX=0.05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L1Loss;ADAMAX=0.01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5;wd=0.001;[Batchnorm1D: Bo2];2kEP</text:p>
          </table:table-cell>
          <table:table-cell table:style-name="ce3" office:value-type="string" calcext:value-type="string">
            <text:p>KENDSIG_05</text:p>
          </table:table-cell>
          <table:table-cell table:number-columns-repeated="16377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wd=0.001;[Batchnorm1D: Bo2];2kEP</text:p>
          </table:table-cell>
          <table:table-cell table:style-name="ce3" office:value-type="string" calcext:value-type="string">
            <text:p>KENDSIG_05</text:p>
          </table:table-cell>
          <table:table-cell table:number-columns-repeated="16377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wd=0.001;[Batchnorm1D: Bo2];2kEP</text:p>
          </table:table-cell>
          <table:table-cell table:style-name="ce3" office:value-type="string" calcext:value-type="string">
            <text:p>KENDSIG_05</text:p>
          </table:table-cell>
          <table:table-cell table:number-columns-repeated="16377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1;wd=0.001;[Batchnorm1D: Bo2];2kEP</text:p>
          </table:table-cell>
          <table:table-cell table:style-name="ce3" office:value-type="string" calcext:value-type="string">
            <text:p>KENDSIG_05</text:p>
          </table:table-cell>
          <table:table-cell table:number-columns-repeated="1637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MISH_MISH_MISH;MSELoss;ADAMAX=0.01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3" table:number-rows-repeated="1048484">
          <table:table-cell table:number-columns-repeated="16384"/>
        </table:table-row>
        <table:table-row table:style-name="ro1" table:number-rows-repeated="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e2f0d9" style:vertical-align="automatic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creation-date>2022-06-08T15:39:25Z</meta:creation-date>
    <dc:date>2023-05-23T20:43:50.219000000</dc:date>
    <meta:editing-cycles>251</meta:editing-cycles>
    <meta:editing-duration>PT5H51M</meta:editing-duration>
    <meta:document-statistic meta:table-count="1" meta:cell-count="483" meta:object-count="0"/>
  </office:meta>
</office:document-meta>
</file>